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Amiri" svg:font-family="Ami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iri1" svg:font-family="Amiri"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background-color="#81d41a"/>
    </style:style>
    <style:style style:name="P3" style:family="paragraph" style:parent-style-name="Standard">
      <style:text-properties style:text-underline-style="none" officeooo:rsid="00050338" officeooo:paragraph-rsid="00050338"/>
    </style:style>
    <style:style style:name="P4" style:family="paragraph" style:parent-style-name="Standard">
      <style:text-properties style:text-underline-style="none" officeooo:rsid="0006f38f" officeooo:paragraph-rsid="0006f38f"/>
    </style:style>
    <style:style style:name="P5" style:family="paragraph" style:parent-style-name="Standard">
      <style:text-properties style:text-underline-style="none" officeooo:rsid="0007100f" officeooo:paragraph-rsid="0007100f"/>
    </style:style>
    <style:style style:name="P6" style:family="paragraph" style:parent-style-name="Standard">
      <style:text-properties style:text-underline-style="solid" style:text-underline-width="auto" style:text-underline-color="font-color" officeooo:rsid="0006f38f" officeooo:paragraph-rsid="0006f38f"/>
    </style:style>
    <style:style style:name="P7" style:family="paragraph" style:parent-style-name="Standard">
      <style:text-properties style:text-underline-style="solid" style:text-underline-width="auto" style:text-underline-color="font-color" officeooo:rsid="0007100f" officeooo:paragraph-rsid="0007100f"/>
    </style:style>
    <style:style style:name="P8" style:family="paragraph" style:parent-style-name="Standard">
      <style:text-properties officeooo:paragraph-rsid="0006f38f"/>
    </style:style>
    <style:style style:name="P9" style:family="paragraph" style:parent-style-name="Standard">
      <style:paragraph-properties fo:text-align="start" style:justify-single-word="false"/>
      <style:text-properties style:font-name="Amiri" fo:font-size="16pt" style:font-size-asian="16pt" style:font-name-complex="Amiri1" style:font-size-complex="16pt"/>
    </style:style>
    <style:style style:name="P10" style:family="paragraph" style:parent-style-name="Standard">
      <style:paragraph-properties fo:text-align="start" style:justify-single-word="false"/>
      <style:text-properties fo:background-color="#81d41a"/>
    </style:style>
    <style:style style:name="P11" style:family="paragraph" style:parent-style-name="Standard">
      <style:text-properties style:text-underline-style="solid" style:text-underline-width="auto" style:text-underline-color="font-color" officeooo:rsid="00050338"/>
    </style:style>
    <style:style style:name="P12" style:family="paragraph" style:parent-style-name="Standard">
      <style:text-properties style:text-underline-style="solid" style:text-underline-width="auto" style:text-underline-color="font-color" officeooo:rsid="00050338" officeooo:paragraph-rsid="00050338"/>
    </style:style>
    <style:style style:name="P13" style:family="paragraph" style:parent-style-name="Standard">
      <style:text-properties officeooo:paragraph-rsid="0006f38f"/>
    </style:style>
    <style:style style:name="P14" style:family="paragraph" style:parent-style-name="Standard">
      <style:text-properties officeooo:paragraph-rsid="0009cb79"/>
    </style:style>
    <style:style style:name="P15" style:family="paragraph" style:parent-style-name="Standard">
      <style:text-properties style:text-underline-style="none" officeooo:rsid="0007100f" officeooo:paragraph-rsid="0007100f"/>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50338"/>
    </style:style>
    <style:style style:name="T3" style:family="text">
      <style:text-properties style:text-underline-style="none" officeooo:rsid="0006f38f"/>
    </style:style>
    <style:style style:name="T4" style:family="text">
      <style:text-properties style:text-underline-style="none" officeooo:rsid="0007100f"/>
    </style:style>
    <style:style style:name="T5" style:family="text">
      <style:text-properties style:text-underline-style="none" officeooo:rsid="000926f4"/>
    </style:style>
    <style:style style:name="T6" style:family="text">
      <style:text-properties style:text-underline-style="none" officeooo:rsid="0009cb79"/>
    </style:style>
    <style:style style:name="T7" style:family="text">
      <style:text-properties style:text-underline-style="none" officeooo:rsid="000b0866"/>
    </style:style>
    <style:style style:name="T8" style:family="text">
      <style:text-properties officeooo:rsid="0006f38f"/>
    </style:style>
    <style:style style:name="T9" style:family="text">
      <style:text-properties officeooo:rsid="0007100f"/>
    </style:style>
    <style:style style:name="T10" style:family="text">
      <style:text-properties officeooo:rsid="000926f4"/>
    </style:style>
    <style:style style:name="T11" style:family="text">
      <style:text-properties officeooo:rsid="0009cb79"/>
    </style:style>
    <style:style style:name="T12" style:family="text">
      <style:text-properties officeooo:rsid="000b08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FORMACIÓN Y ORIENTACIÓN LABORAL</text:p>
      <text:p text:style-name="P2">UNIDAD 2</text:p>
      <text:p text:style-name="P2"/>
      <text:p text:style-name="P1">Actividades</text:p>
      <text:p text:style-name="P1"/>
      <text:p text:style-name="Standard"><text:span text:style-name="T1">Ejercicio </text:span><text:span text:style-name="T2">6</text:span></text:p>
      <text:p text:style-name="P11"/>
      <text:p text:style-name="P3">Identifica si en los siguientes supuestos nos encontramos ante accidentes de trabajo (AT) o enfermedades profesionales (EP):</text:p>
      <text:p text:style-name="P3"/>
      <text:p text:style-name="P3">a) Estrés postraumático de un trabajador de banca que ha sido atracado: AT</text:p>
      <text:p text:style-name="P3">b) Síndrome del túnel carpiano de una peluquera: EP</text:p>
      <text:p text:style-name="P3">c) Amputación de un dedo de un trabajador que maneja una sierra en una empresa maderera: AT</text:p>
      <text:p text:style-name="P3">d) Hernia discal de un trabajador que descarga camiones: EP</text:p>
      <text:p text:style-name="P3">e) Asbetosis de un trabajador que ha trabajado con amianto: EP</text:p>
      <text:p text:style-name="P3">f) Sordera de un trabajador provocada por una explosión: AT</text:p>
      <text:p text:style-name="P3"/>
      <text:p text:style-name="P12">Ejercicio 7</text:p>
      <text:p text:style-name="P3"/>
      <text:p text:style-name="P3">Señala si las siguientes afirmaciones son verdaderas o falsas:</text:p>
      <text:p text:style-name="P3"/>
      <text:p text:style-name="P3">a) Los accidentes que se producen al ir hacia el puesto de trabajo no son accidentes de trabajo.</text:p>
      <text:p text:style-name="P4">Falso, dependiendo de el caso puede ser un AT clasificado como in itinere.</text:p>
      <text:p text:style-name="P3">b) Solo son enfermedades profesionales las incluidas en el cuadro de enfermedades profesionales <text:span text:style-name="T8">del RD 1299/2006.</text:span></text:p>
      <text:p text:style-name="P14"><text:span text:style-name="T5">Verdadero</text:span><text:span text:style-name="T3">.</text:span></text:p>
      <text:p text:style-name="P4">c) Solo son accidentes de trabajo aquellos que producen daños físicos.</text:p>
      <text:p text:style-name="P8"><text:span text:style-name="T6">Falso</text:span><text:span text:style-name="T3">.</text:span></text:p>
      <text:p text:style-name="P4">d) Si no están incluidas en el cuadro de EP, las enfermedades causadas por el trabajo se consideran AT.</text:p>
      <text:p text:style-name="P8"><text:span text:style-name="T6">Verdadero</text:span><text:span text:style-name="T3">.</text:span></text:p>
      <text:p text:style-name="P4"/>
      <text:p text:style-name="P4"/>
      <text:p text:style-name="P6">Ejercicio 8</text:p>
      <text:p text:style-name="P6"/>
      <text:p text:style-name="P4">Un trabajador de una panificadora sufrió una amputación de dos dedos de la mano con una máquina amasadora. La máquina no tenía marcado « CE » ni resguardos con seguridad. Indica las responsabilidades en la que puede incurrir la empresa.</text:p>
      <text:p text:style-name="P4"/>
      <text:p text:style-name="P4">Una de las responsabilidades que tendrá que incurrir la empresa será la de recargo en las prestaciones de la Seguridad Social, pues se ha producido un AT debido a la falta de medidas preventivas.</text:p>
      <text:p text:style-name="P4">Creo que también tendría responsabilidades administrativas, civiles y penales. Después de todo, se ha incumplida la PRL (responsabilidad administrativa), se ha puesto en peligro la salud del empleado (responsabilidad penal) y debe de indemnizar por daño y perjuicios, debido al daño producido por una conducta negligente (responsabilidad civil).</text:p>
      <text:p text:style-name="P4"/>
      <text:p text:style-name="P4"/>
      <text:p text:style-name="P6"/>
      <text:p text:style-name="P6"/>
      <text:p text:style-name="P6"/>
      <text:p text:style-name="P6"/>
      <text:p text:style-name="P6"><text:soft-page-break/>Ejercicio <text:span text:style-name="T9">9</text:span></text:p>
      <text:p text:style-name="P4"/>
      <text:p text:style-name="P4">AUTOCAR es una empresa que fabrica salpicaderos para vehículos industriales. En su centro de trabajo se han adoptado diversas medidas preventivas. Identifica cada una de ellas con la técnica de prevención a la que pertenecen: </text:p>
      <text:p text:style-name="P4"/>
      <text:p text:style-name="P4">a) Medición del nivel de ruido y vibraciones. </text:p>
      <text:p text:style-name="P8"><text:span text:style-name="T7">Higiene industrial</text:span><text:span text:style-name="T3">.</text:span></text:p>
      <text:p text:style-name="P4"/>
      <text:p text:style-name="P4">b) Elección de equipos de trabajo con dispositivos de seguridad. </text:p>
      <text:p text:style-name="P4">Seguridad en el trabajo.</text:p>
      <text:p text:style-name="P4"/>
      <text:p text:style-name="P4">c) Cambio en la cadena de montaje para evitar movimientos repetitivos y posturas forzadas.</text:p>
      <text:p text:style-name="P5">Ergonomía.</text:p>
      <text:p text:style-name="P4"/>
      <text:p text:style-name="P4">d) Realización de reconocimientos médicos anuales.</text:p>
      <text:p text:style-name="P5">Medicina del trabajo.</text:p>
      <text:p text:style-name="P4"/>
      <text:p text:style-name="P8"><text:span text:style-name="T3">e) </text:span><text:span text:style-name="T4">Distribución de la carga de trabajo y organización de equipos de trabajo rotatorios en los distintos puestos.</text:span></text:p>
      <text:p text:style-name="P5">Psico<text:span text:style-name="T12">socio</text:span>logía.</text:p>
      <text:p text:style-name="P4"/>
      <text:p text:style-name="P4">f) Toma de muestras ambientales.</text:p>
      <text:p text:style-name="P5">Higiene industrial.</text:p>
      <text:p text:style-name="P5"/>
      <text:p text:style-name="P5"/>
      <text:p text:style-name="P7">Ejercicio 10</text:p>
      <text:p text:style-name="P7"/>
      <text:p text:style-name="P5">Lucía, una trabajadora de una fábrica de cerveza, sufrió un atrapamiento en la mano en una máquina embotelladora al intentar quitar con la mano un tapón que había quedado mal colocado. Señala que medidas de protección deberían haberse adoptado para evitar este accidente de trabajo.</text:p>
      <text:p text:style-name="P5"/>
      <text:p text:style-name="P5">No creo que una medida de protección individual le hubiera protegido, pero si medidas de protección colectiva. Por ejemplo, un resguardo en la máquina, un doble mando, señalización adecuada o algún otro tipo de dispositivo de seguridad que no permita que una persona pueda introducir la mano en esa máquina.</text:p>
      <text:p text:style-name="P7"/>
      <text:p text:style-name="P7"/>
      <text:p text:style-name="P7">Ejercicio 11</text:p>
      <text:p text:style-name="P7"/>
      <text:p text:style-name="P5">Indica qué parte de cuerpo se debe proteger y cuáles son los equipos de protección individual más adecuados para los siguientes riesgos:</text:p>
      <text:p text:style-name="P5"/>
      <text:p text:style-name="P5">a) Proyección de virutas de metal en los ojos. Ojos, con unas gafas.</text:p>
      <text:p text:style-name="P5">b) Pinchazo con una jeringuilla de un técnico de laboratorio. Manos, algún tipo de guante especial.</text:p>
      <text:p text:style-name="P5">c) Caída de altura de un trabajador que trabaja en cubiertas. Todo el cuerpo, arnés.</text:p>
      <text:p text:style-name="P5">d) Desprendimiento de objeto en la construcción. Cabeza, casco.</text:p>
      <text:p text:style-name="P5">e) Inhalación de disolventes en un taller de chapa y pintura. Vías respiratorias, mascarilla especial.</text:p>
      <text:p text:style-name="P5">f) Riesgo de pisar objetos punzantes. Pies, con unas botas especia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Amiri" svg:font-family="Ami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iri1" svg:font-family="Amiri"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1-05T20:54:43.262000000</dc:date>
    <meta:editing-duration>PT14M58S</meta:editing-duration>
    <meta:editing-cycles>2</meta:editing-cycles>
    <meta:generator>LibreOffice/7.0.2.2$Windows_X86_64 LibreOffice_project/8349ace3c3162073abd90d81fd06dcfb6b36b994</meta:generator>
    <meta:document-statistic meta:table-count="0" meta:image-count="0" meta:object-count="0" meta:page-count="2" meta:paragraph-count="50" meta:word-count="622" meta:character-count="3899" meta:non-whitespace-character-count="3324"/>
  </office:meta>
</office:document-meta>
</file>